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85.98mm"/>
    </style:style>
    <style:style style:name="co23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 style:data-style-name="N41">
      <style:text-properties style:text-position="" fo:font-weight="normal" style:font-weight-asian="normal" style:font-weight-complex="normal"/>
    </style:style>
    <style:style style:name="ce5" style:family="table-cell" style:parent-style-name="Default" style:data-style-name="N44">
      <style:text-properties style:text-position="" fo:font-weight="normal" style:font-weight-asian="normal" style:font-weight-complex="normal"/>
    </style:style>
    <style:style style:name="ce6" style:family="table-cell" style:parent-style-name="Default" style:data-style-name="N112">
      <style:text-properties style:text-position=""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style:text-position=""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style:text-position=""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style:text-position=""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automatic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  <style:style style:name="T3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6"/>
        <table:table-column table:style-name="co23" table:default-cell-style-name="Default"/>
        <table:table-column table:style-name="co8" table:number-columns-repeated="1016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3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26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3" calcext:value-type="float">
            <text:p>23</text:p>
          </table:table-cell>
          <table:table-cell table:style-name="ce22"/>
          <table:table-cell table:style-name="ce27"/>
          <table:table-cell table:style-name="ce22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4" calcext:value-type="float">
            <text:p>24</text:p>
          </table:table-cell>
          <table:table-cell table:style-name="ce22"/>
          <table:table-cell table:style-name="ce2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22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5" calcext:value-type="float">
            <text:p>25</text:p>
          </table:table-cell>
          <table:table-cell table:style-name="ce22"/>
          <table:table-cell table:style-name="ce28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3" calcext:value-type="float">
            <text:p>43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26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9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table:style-name="ce23"/>
          <table:table-cell table:style-name="ce2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9" calcext:value-type="float">
            <text:p>59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17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4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6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JR bed carriage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70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9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36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45]+5"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0" calcext:value-type="float">
            <text:p>80</text:p>
          </table:table-cell>
          <table:table-cell/>
          <table:table-cell table:style-name="ce2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3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5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4" calcext:value-type="float">
            <text:p>84</text:p>
          </table:table-cell>
          <table:table-cell/>
          <table:table-cell table:style-name="ce2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4" calcext:value-type="float">
            <text:p>84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89" calcext:value-type="float">
            <text:p>89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83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8" calcext:value-type="float">
            <text:p>88</text:p>
          </table:table-cell>
          <table:table-cell table:style-name="ce2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8" calcext:value-type="float">
            <text:p>88</text:p>
          </table:table-cell>
          <table:table-cell table:style-name="ce2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02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03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06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07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0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3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3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21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31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32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33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38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40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3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4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101" calcext:value-type="float">
            <text:p>101</text:p>
          </table:table-cell>
          <table:table-cell office:value-type="string" calcext:value-type="string">
            <text:p>4/7<text:span text:style-name="T2">th</text:span>s lavatory access. 6Ft 5 between compartments.</text:p>
          </table:table-cell>
          <table:table-cell table:style-name="ce3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3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5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53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55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5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59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60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6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63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64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6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7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76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8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8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8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85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8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88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9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93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95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96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9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0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0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06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0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08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12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1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1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1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1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20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2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2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3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31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42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3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4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4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3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4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5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5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5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6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6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56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6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6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8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58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09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15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1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21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2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3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36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4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6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669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678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686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69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69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69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696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7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69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00:22:26.29881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01-01T17:39:15.324395954</dc:date>
    <meta:editing-duration>P61DT23H35M16S</meta:editing-duration>
    <meta:editing-cycles>1345</meta:editing-cycles>
    <meta:generator>LibreOffice/5.1.6.2$Linux_X86_64 LibreOffice_project/10m0$Build-2</meta:generator>
    <dc:creator>James Petts</dc:creator>
    <meta:document-statistic meta:table-count="3" meta:cell-count="4345" meta:object-count="0"/>
  </office:meta>
</office:document-meta>
</file>